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T1" style:family="text">
      <style:text-properties officeooo:rsid="0007ca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12"/>
      <text:p text:style-name="P12"/>
      <text:p text:style-name="P12">Dilluns<text:tab/>25/09/23</text:p>
      <text:p text:style-name="P2"/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4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12"/>
      <text:p text:style-name="P12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12"/>
      <text:p text:style-name="P12"/>
      <text:p text:style-name="P12">Dimecres<text:tab/>27/09/23</text:p>
      <text:p text:style-name="P12"/>
      <text:p text:style-name="P15">Enriqueta es presenta i comenta el suport d'anglès.</text:p>
      <text:p text:style-name="P14">Unitat1 – El puesto de trabajo</text:p>
      <text:p text:style-name="P14">Comentem claus fixes, estel, mixtes, tub, vaso, articulades, dinamomètriques, allen, torx, anglesa, grifa, cremallera, tornillo.</text:p>
      <text:p text:style-name="P14"/>
      <text:p text:style-name="P14">Baixem al taller per fer pletina de 50 x 15 (per taquilles). </text:p>
      <text:p text:style-name="P12"/>
      <text:p text:style-name="P12">Dijous<text:tab/><text:tab/>28/09/23</text:p>
      <text:p text:style-name="P12"/>
      <text:p text:style-name="P12"/>
      <text:p text:style-name="P12">Divendres<text:tab/> 29/09/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09-27T16:20:45.185445203</dc:date>
    <meta:editing-duration>PT10M15S</meta:editing-duration>
    <meta:editing-cycles>10</meta:editing-cycles>
    <meta:document-statistic meta:table-count="0" meta:image-count="0" meta:object-count="0" meta:page-count="1" meta:paragraph-count="25" meta:word-count="140" meta:character-count="924" meta:non-whitespace-character-count="803"/>
  </office:meta>
</office:document-meta>
</file>